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E0000003B668975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99" fo:min-height="3.306cm" draw:shadow-offset-x="0.203cm" draw:shadow-offset-y="0.203cm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0.451cm"/>
    </style:style>
    <style:style style:name="gr5" style:family="graphic" style:parent-style-name="standard">
      <style:graphic-properties draw:stroke="solid" svg:stroke-color="#000000" draw:fill="none" draw:fill-color="#ffffff" fo:min-height="0.131cm"/>
    </style:style>
    <style:style style:name="gr6" style:family="graphic" style:parent-style-name="standard">
      <style:graphic-properties draw:stroke="solid" svg:stroke-color="#000000" draw:fill="none" draw:fill-color="#ffffff" fo:min-height="0.478cm"/>
    </style:style>
    <style:style style:name="gr7" style:family="graphic" style:parent-style-name="standard">
      <style:graphic-properties draw:stroke="solid" svg:stroke-color="#000000" draw:fill="none" draw:fill-color="#ffffff" fo:min-height="0.4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OCR A Extended'" style:font-style-name="Regular" style:font-family-generic="moder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OCR A Extended'" style:font-style-name="Regular" style:font-family-generic="modern" style:font-pitch="variable" fo:font-size="12pt" style:font-size-asian="12pt" style:font-size-complex="12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037cm" svg:height="1.248cm" svg:x="8.282cm" svg:y="7.312cm">
            <draw:image xlink:href="Pictures/10000000000000EE0000003B6689754B.png" xlink:type="simple" xlink:show="embed" xlink:actuate="onLoad">
              <text:p/>
            </draw:image>
          </draw:frame>
          <draw:frame draw:style-name="gr2" draw:text-style-name="P2" draw:layer="layout" svg:width="2.921cm" svg:height="3.556cm" svg:x="5.958cm" svg:y="9.382cm">
            <draw:text-box>
              <text:p text:style-name="P2"><text:span text:style-name="T1">Four</text:span></text:p>
              <text:p text:style-name="P2"><text:span text:style-name="T1">Score</text:span></text:p>
              <text:p text:style-name="P2"><text:span text:style-name="T1">And</text:span></text:p>
              <text:p text:style-name="P2"><text:span text:style-name="T1">Twenty</text:span></text:p>
              <text:p text:style-name="P2"><text:span text:style-name="T1">Years</text:span></text:p>
              <text:p text:style-name="P2"><text:span text:style-name="T1">ago</text:span></text:p>
            </draw:text-box>
          </draw:frame>
          <draw:frame draw:style-name="gr2" draw:text-style-name="P2" draw:layer="layout" svg:width="2.921cm" svg:height="3.556cm" svg:x="12.659cm" svg:y="9.382cm">
            <draw:text-box>
              <text:p text:style-name="P2"><text:span text:style-name="T1">Four</text:span></text:p>
              <text:p text:style-name="P2"><text:span text:style-name="T1">Score</text:span></text:p>
              <text:p text:style-name="P2"><text:span text:style-name="T1">And</text:span></text:p>
              <text:p text:style-name="P2"><text:span text:style-name="T2">Thirty</text:span></text:p>
              <text:p text:style-name="P2"><text:span text:style-name="T1">Years</text:span></text:p>
              <text:p text:style-name="P2"><text:span text:style-name="T1">ago</text:span></text:p>
            </draw:text-box>
          </draw:frame>
          <draw:rect draw:style-name="gr3" draw:text-style-name="P1" xml:id="id1" draw:id="id1" draw:layer="layout" svg:width="1.651cm" svg:height="1.143cm" svg:x="6.131cm" svg:y="9.509cm">
            <text:p/>
          </draw:rect>
          <draw:rect draw:style-name="gr3" draw:text-style-name="P1" xml:id="id4" draw:id="id4" draw:layer="layout" svg:width="1.651cm" svg:height="0.812cm" svg:x="6.132cm" svg:y="11.033cm">
            <text:p/>
          </draw:rect>
          <draw:rect draw:style-name="gr3" draw:text-style-name="P1" xml:id="id3" draw:id="id3" draw:layer="layout" svg:width="1.651cm" svg:height="1.143cm" svg:x="12.831cm" svg:y="9.509cm">
            <text:p/>
          </draw:rect>
          <draw:rect draw:style-name="gr3" draw:text-style-name="P1" xml:id="id6" draw:id="id6" draw:layer="layout" svg:width="1.651cm" svg:height="0.812cm" svg:x="12.832cm" svg:y="11.033cm">
            <text:p/>
          </draw:rect>
          <draw:frame draw:style-name="gr4" draw:text-style-name="P3" draw:layer="layout" svg:width="2.032cm" svg:height="1.571cm" svg:x="9.763cm" svg:y="9.697cm">
            <draw:text-box>
              <text:p text:style-name="P3"><text:span text:style-name="T3">010010101001010100</text:span></text:p>
            </draw:text-box>
          </draw:frame>
          <draw:frame draw:style-name="gr5" draw:text-style-name="P4" xml:id="id2" draw:id="id2" draw:layer="layout" svg:width="2.032cm" svg:height="0.64cm" svg:x="9.763cm" svg:y="9.016cm">
            <draw:text-box>
              <text:p text:style-name="P4"><text:span text:style-name="T4">Blob A</text:span></text:p>
            </draw:text-box>
          </draw:frame>
          <draw:frame draw:style-name="gr6" draw:text-style-name="P3" draw:layer="layout" svg:width="2.032cm" svg:height="1.571cm" svg:x="9.763cm" svg:y="12.337cm">
            <draw:text-box>
              <text:p text:style-name="P3"><text:span text:style-name="T3">010010101001010100</text:span></text:p>
            </draw:text-box>
          </draw:frame>
          <draw:frame draw:style-name="gr5" draw:text-style-name="P4" xml:id="id5" draw:id="id5" draw:layer="layout" svg:width="2.032cm" svg:height="0.64cm" svg:x="9.763cm" svg:y="11.656cm">
            <draw:text-box>
              <text:p text:style-name="P4"><text:span text:style-name="T4">Blob B</text:span></text:p>
            </draw:text-box>
          </draw:frame>
          <draw:frame draw:style-name="gr7" draw:text-style-name="P3" draw:layer="layout" svg:width="2.032cm" svg:height="0.716cm" svg:x="16.443cm" svg:y="10.571cm">
            <draw:text-box>
              <text:p text:style-name="P3"><text:span text:style-name="T3">010010</text:span></text:p>
            </draw:text-box>
          </draw:frame>
          <draw:frame draw:style-name="gr5" draw:text-style-name="P4" xml:id="id9" draw:id="id9" draw:layer="layout" svg:width="2.032cm" svg:height="0.64cm" svg:x="16.443cm" svg:y="9.89cm">
            <draw:text-box>
              <text:p text:style-name="P4"><text:span text:style-name="T4">Blob D</text:span></text:p>
            </draw:text-box>
          </draw:frame>
          <draw:frame draw:style-name="gr7" draw:text-style-name="P3" draw:layer="layout" svg:width="2.032cm" svg:height="0.716cm" svg:x="3.043cm" svg:y="10.571cm">
            <draw:text-box>
              <text:p text:style-name="P3"><text:span text:style-name="T3">010010</text:span></text:p>
            </draw:text-box>
          </draw:frame>
          <draw:frame draw:style-name="gr5" draw:text-style-name="P4" xml:id="id7" draw:id="id7" draw:layer="layout" svg:width="2.032cm" svg:height="0.64cm" svg:x="3.043cm" svg:y="9.89cm">
            <draw:text-box>
              <text:p text:style-name="P4"><text:span text:style-name="T4">Blob C</text:span></text:p>
            </draw:text-box>
          </draw:frame>
          <draw:line draw:style-name="gr8" draw:text-style-name="P1" draw:layer="layout" svg:x1="8.62cm" svg:y1="8.493cm" svg:x2="7.35cm" svg:y2="9.382cm">
            <text:p/>
          </draw:line>
          <draw:line draw:style-name="gr8" draw:text-style-name="P1" draw:layer="layout" svg:x1="12.938cm" svg:y1="8.366cm" svg:x2="14.208cm" svg:y2="9.382cm">
            <text:p/>
          </draw:line>
          <draw:connector draw:style-name="gr9" draw:text-style-name="P1" draw:layer="layout" draw:line-skew="0.482cm" svg:x1="7.782cm" svg:y1="10.08cm" svg:x2="9.763cm" svg:y2="9.336cm" draw:start-shape="id1" draw:start-glue-point="1" draw:end-shape="id2" svg:d="M7782 10080h1473v-744h508">
            <text:p/>
          </draw:connector>
          <draw:connector draw:style-name="gr9" draw:text-style-name="P1" draw:layer="layout" svg:x1="12.831cm" svg:y1="10.08cm" svg:x2="11.795cm" svg:y2="9.336cm" draw:start-shape="id3" draw:start-glue-point="3" draw:end-shape="id2" draw:end-glue-point="1" svg:d="M12831 10080h-518v-744h-518">
            <text:p/>
          </draw:connector>
          <draw:connector draw:style-name="gr9" draw:text-style-name="P1" draw:layer="layout" draw:line-skew="0.482cm" svg:x1="7.783cm" svg:y1="11.439cm" svg:x2="9.763cm" svg:y2="11.976cm" draw:start-shape="id4" draw:start-glue-point="1" draw:end-shape="id5" draw:end-glue-point="3" svg:d="M7783 11439h1472v537h508">
            <text:p/>
          </draw:connector>
          <draw:connector draw:style-name="gr9" draw:text-style-name="P1" draw:layer="layout" svg:x1="12.832cm" svg:y1="11.439cm" svg:x2="11.795cm" svg:y2="11.976cm" draw:start-shape="id6" draw:start-glue-point="3" draw:end-shape="id5" draw:end-glue-point="1" svg:d="M12832 11439h-518v537h-519">
            <text:p/>
          </draw:connector>
          <draw:rect draw:style-name="gr10" draw:text-style-name="P1" xml:id="id8" draw:id="id8" draw:layer="layout" svg:width="1.143cm" svg:height="0.381cm" svg:x="6.207cm" svg:y="10.652cm">
            <text:p/>
          </draw:rect>
          <draw:rect draw:style-name="gr10" draw:text-style-name="P1" xml:id="id10" draw:id="id10" draw:layer="layout" svg:width="1.143cm" svg:height="0.381cm" svg:x="12.908cm" svg:y="10.653cm">
            <text:p/>
          </draw:rect>
          <draw:connector draw:style-name="gr9" draw:text-style-name="P1" draw:layer="layout" svg:x1="5.075cm" svg:y1="10.21cm" svg:x2="6.207cm" svg:y2="10.842cm" draw:start-shape="id7" draw:start-glue-point="1" draw:end-shape="id8" draw:end-glue-point="3" svg:d="M5075 10210h567v632h565">
            <text:p/>
          </draw:connector>
          <draw:connector draw:style-name="gr9" draw:text-style-name="P1" draw:layer="layout" svg:x1="16.443cm" svg:y1="10.21cm" svg:x2="14.051cm" svg:y2="10.843cm" draw:start-shape="id9" draw:start-glue-point="3" draw:end-shape="id10" draw:end-glue-point="1" svg:d="M16443 10210h-1196v633h-119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rren Hennemuth</meta:initial-creator>
    <meta:creation-date>2017-07-03T09:34:11.89</meta:creation-date>
    <dc:date>2017-07-03T10:36:46.37</dc:date>
    <dc:creator>Warren Hennemuth</dc:creator>
    <meta:editing-duration>PT32M12S</meta:editing-duration>
    <meta:editing-cycles>3</meta:editing-cycles>
    <meta:generator>OpenOffice/4.1.3$Win32 OpenOffice.org_project/413m1$Build-9783</meta:generator>
    <meta:document-statistic meta:object-count="26"/>
  </office:meta>
</office:document-meta>
</file>